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00000019E000001C9707FC083.jpg" manifest:media-type="image/jpe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1" fo:font-size="16pt" fo:language="ru" fo:country="RU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1" style:font-size-asian="16pt" style:font-style-asian="normal" style:font-weight-asian="bold" style:font-name-complex="Liberatio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исходные файлы в каталогах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окументация</text:span></text:p>
            <text:p text:style-name="P14"><text:span text:style-name="T12">—</text:span><text:span text:style-name="T11"> </text:span><text:span text:style-name="T13">сервер(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системное ПО</text:span></text:p>
            <text:p text:style-name="P14"><text:span text:style-name="T12">—</text:span><text:span text:style-name="T11"> </text:span><text:span text:style-name="T13">работающая систем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люди и данные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состоит из большого количества </text:span><text:span text:style-name="T16">исходных текстов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и должны изменяться параллельно;</text:span></text:p>
            <text:p text:style-name="P13"><text:span text:style-name="T11"><text:tab/></text:span><text:span text:style-name="T12">—</text:span><text:span text:style-name="T15"> использует много </text:span><text:span text:style-name="T16">стороннего ПО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ое часто обновляется;</text:span></text:p>
            <text:p text:style-name="P13"><text:span text:style-name="T12"><text:tab/></text:span><text:span text:style-name="T12">—</text:span><text:span text:style-name="T11"> 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состав которой время от времени меняется,</text:span></text:p>
            <text:p text:style-name="P14"><text:span text:style-name="T12"><text:tab/></text:span><text:span text:style-name="T12">—</text:span><text:span text:style-name="T11"> обладает </text:span><text:span text:style-name="T13">широкой функциональностью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5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Люди совершают ошибки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вс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структуры языка простые и понятные, взаимно независимы в применении (ортогональны);</text:span></text:p>
                <text:p text:style-name="P20"><text:span text:style-name="T11"/></text:p>
                <text:p text:style-name="P14"><text:span text:style-name="T12">—</text:span><text:span text:style-name="T11"> 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строгий 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2"/></text:p>
                <text:p text:style-name="P14"><text:span text:style-name="T12">—</text:span><text:span text:style-name="T11"> исходники в единственной кодировке UTF-8;</text:span></text:p>
                <text:p text:style-name="P14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9.605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7">Существующие </text:span><text:span text:style-name="T22">программы должны изменяться <text:s/>новыми разработчиками.</text:span></text:p>
              </table:table-cell>
              <table:table-cell table:style-name="ce3">
                <text:p text:style-name="P21"><text:span text:style-name="T12"/></text:p>
                <text:p text:style-name="P22"><text:span text:style-name="T12">—</text:span><text:span text:style-name="T11"> ясный просто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синтаксис языка неизменен от версии к версии;</text:span></text:p>
                <text:p text:style-name="P21"><text:span text:style-name="T11"/></text:p>
                <text:p text:style-name="P22"><text:span text:style-name="T12">—</text:span><text:span text:style-name="T11"> 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3" draw:layer="layout" svg:width="16.5cm" svg:height="1.5cm" svg:x="10.5cm" svg:y="12.3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4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/></text:p>
                <text:p text:style-name="P20"><text:span text:style-name="T12">—</text:span><text:span text:style-name="T11">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очень богатая стандартная библиотека упрощает добавление новой функциональности;</text:span></text:p>
                <text:p text:style-name="P20"><text:span text:style-name="T11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263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система управления модулями </text:span><text:span text:style-name="T24">(</text:span><text:span text:style-name="T26">go mod</text:span><text:span text:style-name="T24">) </text:span><text:span text:style-name="T11">позволяет обновлять их до новых версий и использовать разные версии параллельно;</text:span></text:p>
                <text:p text:style-name="P21"><text:span text:style-name="T12"/></text:p>
                <text:p text:style-name="P22"><text:span text:style-name="T12">—</text:span><text:span text:style-name="T11"> есть инструменты для обнаружения ошибок и уязвимостей в модулях для их обновления </text:span><text:span text:style-name="T24">(</text:span><text:span text:style-name="T26">go vet</text:span><text:span text:style-name="T23">, 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обновления внешних системных и сторонних модулей делаются легко <text:s/></text:span><text:span text:style-name="T24">(</text:span><text:span text:style-name="T26">go get, go install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8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исходные тексты свободно располагаются в разных файлах и каталогах проекта и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унифицированное представление исходников (с помощью </text:span><text:span text:style-name="T26">go fmt</text:span><text:span text:style-name="T11">) упрощает выявление изменений в репозитарии;</text:span></text:p>
                <text:p text:style-name="P21"><text:span text:style-name="T11"/></text:p>
                <text:p text:style-name="P22"><text:span text:style-name="T12">—</text:span><text:span text:style-name="T11"> 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стема импортирования пакетов минимизирует включения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эффектив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есть возможность динамически подключать общие библиотеки;</text:span></text:p>
                <text:p text:style-name="P21"><text:span text:style-name="T11"/></text:p>
                <text:p text:style-name="P21"><text:span text:style-name="T12">—</text:span><text:span text:style-name="T11"> 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5.44cm" svg:height="6cm" svg:x="0cm" svg:y="9.75cm">
          <draw:image xlink:href="Pictures/100000000000019E000001C9707FC08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7.72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23" draw:layer="layout" svg:width="16.5cm" svg:height="1.555cm" svg:x="10.5cm" svg:y="11cm">
          <draw:text-box>
            <text:p text:style-name="P14"><text:span text:style-name="T11">* конструкции языка (</text:span><text:span text:style-name="T23">go, select, chan</text:span><text:span text:style-name="T11">), </text:span></text:p>
            <text:p text:style-name="P14"><text:span text:style-name="T11">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8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очень легко выполнить компиляцию исходной программы на новую архитектуру и ОС </text:span><text:span text:style-name="T24">(для настройки задаются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поддерживаются все основные ОС и платформы «железа»;</text:span></text:p>
                <text:p text:style-name="P21"><text:span text:style-name="T12"/></text:p>
                <text:p text:style-name="P21"><text:span text:style-name="T12">—</text:span><text:span text:style-name="T11"> есть инструмент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есть TinyGo для разработки встроенных систем;</text:span></text:p>
                <text:p text:style-name="P21"><text:span text:style-name="T11"/></text:p>
                <text:p text:style-name="P21"><text:span text:style-name="T12">—</text:span><text:span text:style-name="T11"> можно компилировать в JavaScript или WASM для выполнения программ в браузерах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4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системе программирования Go поставляются стандартные средства тестирования (включая измерение покрытия тестами);</text:span></text:p>
                <text:p text:style-name="P22"><text:span text:style-name="T11"/></text:p>
                <text:p text:style-name="P21"><text:span text:style-name="T12">—</text:span><text:span text:style-name="T11">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средства профилирования и benchmarking также стандартные;</text:span></text:p>
                <text:p text:style-name="P21"><text:span text:style-name="T11"/></text:p>
                <text:p text:style-name="P22"><text:span text:style-name="T12">—</text:span><text:span text:style-name="T11"> ещё больше средств тестирования разработано сообществом разработчиков Go;</text:span></text:p>
                <text:p text:style-name="P22"><text:span text:style-name="T11"/></text:p>
                <text:p text:style-name="P22"><text:span text:style-name="T12">—</text:span><text:span text:style-name="T11"> все средства тестирования, отладки, телеметрии можно удобно объединять в конвейеры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3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распоряжении разработчика — богатый набор стандартных инструментов </text:span><text:span text:style-name="T24">(</text:span><text:span text:style-name="T11">команды </text:span><text:span text:style-name="T26">go, go tools</text:span><text:span text:style-name="T23">, официальный языковой сервер </text:span><text:span text:style-name="T26">gopls</text:span><text:span text:style-name="T24">,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есть доступный способ улучшать и добавлять инструменты разработчика;</text:span></text:p>
                <text:p text:style-name="P21"><text:span text:style-name="T12"/></text:p>
                <text:p text:style-name="P21"><text:span text:style-name="T12">—</text:span><text:span text:style-name="T11"> 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2.081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gopls (официальный сервер LSP)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6T17:38:42.813227404</dc:date>
    <meta:editing-duration>P12DT3H31M58S</meta:editing-duration>
    <meta:editing-cycles>1888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